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ae00" draw:marker-start-width="0.2cm" draw:marker-end-width="0.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draw:marker-start-width="0.075cm" draw:marker-end-width="0.0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draw:marker-start-width="0.05cm" draw:marker-end-width="0.05cm" draw:fill="solid" draw:fill-color="#ff9966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svg:stroke-width="0.1cm" svg:stroke-color="#000000" draw:marker-start="Arrow" draw:marker-start-width="0.3cm" draw:marker-end="Arrow" draw:marker-end-width="0.3cm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cm" svg:stroke-color="#808080" draw:marker-start-width="0.05cm" draw:marker-end-width="0.05cm" draw:fill="solid" draw:fill-color="#94bd5e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000000" draw:marker-start="Arrow" draw:marker-start-width="0.3cm" draw:marker-end="Arrow" draw:marker-end-width="0.3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e6e64c" draw:fill="solid" draw:fill-color="#ffffcc" draw:textarea-vertical-align="middle"/>
    </style:style>
    <style:style style:name="gr13" style:family="graphic" style:parent-style-name="objectwithoutfill">
      <style:graphic-properties draw:stroke="dash" draw:stroke-dash="Ultrafine_20_Dashed" svg:stroke-width="0.05cm" svg:stroke-color="#ff950e" draw:marker-start-width="0.275cm" draw:marker-end="Arrow" draw:marker-end-width="0.375cm" draw:fill="none" draw:fill-color="#ff3333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2_20_Dots_20_3_20_Dashes" svg:stroke-width="0.1cm" svg:stroke-color="#ffd32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7" style:family="graphic" style:parent-style-name="standard">
      <style:graphic-properties svg:stroke-color="#c0c0c0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cm" draw:marker-start-width="0.35cm" draw:marker-end-width="0.35cm" draw:fill="none" draw:fill-color="#ff3333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928cm"/>
    </style:style>
    <style:style style:name="gr22" style:family="graphic" style:parent-style-name="standard">
      <style:graphic-properties draw:stroke="none" svg:stroke-color="#000000" draw:fill="none" draw:fill-color="#ffffff" fo:min-height="0.481cm"/>
    </style:style>
    <style:style style:name="gr23" style:family="graphic" style:parent-style-name="standard">
      <style:graphic-properties draw:stroke="none" svg:stroke-color="#000000" draw:fill="none" draw:fill-color="#ffffff" fo:min-height="0.477cm"/>
    </style:style>
    <style:style style:name="gr24" style:family="graphic" style:parent-style-name="standard">
      <style:graphic-properties draw:stroke="none" svg:stroke-color="#000000" draw:fill="none" draw:fill-color="#ffffff" fo:min-height="0.312cm"/>
    </style:style>
    <style:style style:name="gr25" style:family="graphic" style:parent-style-name="measure">
      <style:graphic-properties draw:textarea-vertical-align="middle"/>
    </style:style>
    <style:style style:name="gr26" style:family="graphic" style:parent-style-name="standard">
      <style:graphic-properties svg:stroke-color="#ffd320" draw:fill="solid" draw:fill-color="#ffd320" draw:textarea-horizontal-align="justify" draw:textarea-vertical-align="middle" draw:auto-grow-height="false" draw:shadow="hidden"/>
    </style:style>
    <style:style style:name="gr27" style:family="graphic" style:parent-style-name="standard">
      <style:graphic-properties svg:stroke-color="#c0c0c0" draw:fill="solid" draw:fill-color="#e6e6ff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cm" svg:stroke-color="#4c4c4c" draw:marker-start-width="0.35cm" draw:marker-end-width="0.35cm" draw:fill="none" draw:fill-color="#ff3333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0c0c0" draw:fill="hatch" draw:fill-color="#ff3333" draw:fill-hatch-name="Black_20_90_20_Degrees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Dashed_20__28_var_29_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fo:min-height="2.45cm"/>
    </style:style>
    <style:style style:name="gr38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fo:min-height="1.25cm"/>
    </style:style>
    <style:style style:name="gr40" style:family="graphic" style:parent-style-name="standard">
      <style:graphic-properties draw:stroke="none" svg:stroke-color="#000000" draw:fill="none" draw:fill-color="#ffffff" fo:min-height="0.713cm"/>
    </style:style>
    <style:style style:name="gr41" style:family="graphic" style:parent-style-name="standard">
      <style:graphic-properties draw:stroke="none" svg:stroke-color="#000000" draw:fill="none" draw:fill-color="#ffffff" fo:min-height="0.75cm"/>
    </style:style>
    <style:style style:name="gr4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0.413cm"/>
    </style:style>
    <style:style style:name="gr46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fill="solid" draw:fill-color="#33cc66" draw:textarea-horizontal-align="justify" draw:textarea-vertical-align="middle" draw:auto-grow-height="false"/>
    </style:style>
    <style:style style:name="gr50" style:family="graphic" style:parent-style-name="standard">
      <style:graphic-properties draw:stroke="none" draw:fill="solid" draw:fill-color="#ffd320" draw:textarea-horizontal-align="justify" draw:textarea-vertical-align="middle" draw:auto-grow-height="false" draw:shadow="hidden"/>
    </style:style>
    <style:style style:name="gr51" style:family="graphic" style:parent-style-name="objectwithoutfill">
      <style:graphic-properties draw:stroke="dash" draw:stroke-dash="Dashed_20__28_var_29_" svg:stroke-width="0.051cm" svg:stroke-color="#ff3333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1cm" svg:stroke-color="#7e0021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fo:min-height="0.65cm"/>
    </style:style>
    <style:style style:name="gr54" style:family="graphic" style:parent-style-name="standard">
      <style:graphic-properties draw:stroke="none" svg:stroke-color="#000000" draw:fill="none" draw:fill-color="#ffffff" fo:min-height="0.313cm"/>
    </style:style>
    <style:style style:name="gr55" style:family="graphic" style:parent-style-name="standard">
      <style:graphic-properties draw:stroke="none" svg:stroke-color="#000000" draw:fill="none" draw:fill-color="#ffffff" fo:min-height="0.35cm"/>
    </style:style>
    <style:style style:name="gr56" style:family="graphic" style:parent-style-name="objectwithoutfill">
      <style:graphic-properties svg:stroke-width="0.051cm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fo:min-height="0.113cm"/>
    </style:style>
    <style:style style:name="gr58" style:family="graphic" style:parent-style-name="objectwithoutfill">
      <style:graphic-properties svg:stroke-width="0.051cm" svg:stroke-color="#ff3333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fo:min-height="0.25cm"/>
    </style:style>
    <style:style style:name="gr6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text-properties fo:font-size="7pt" style:font-size-asian="7pt" style:font-size-complex="7pt"/>
    </style:style>
    <style:style style:name="P11" style:family="paragraph"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5pt" style:font-family-complex="'Liberation Sans'" style:font-style-name-complex="Regular" style:font-family-generic-complex="swiss" style:font-size-complex="15pt"/>
    </style:style>
    <style:style style:name="T15" style:family="text">
      <style:text-properties fo:font-family="'Liberation Sans'" style:font-family-generic="roman" style:font-pitch="variable" fo:font-size="15pt" style:font-family-asian="'Liberation Sans'" style:font-style-name-asian="Regular" style:font-family-generic-asian="swiss" style:font-size-asian="15pt" style:font-family-complex="'Liberation Sans'" style:font-style-name-complex="Regular" style:font-family-generic-complex="swiss" style:font-size-complex="1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family="'Liberation Sans'" style:font-style-name="Regular" style:font-family-generic="swiss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T18" style:family="text">
      <style:text-properties fo:font-family="'Liberation Sans'" style:font-family-generic="roman" style:font-pitch="variable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10.2cm" svg:x2="3.6cm" svg:y2="10.8cm">
          <text:p/>
        </draw:line>
        <draw:custom-shape draw:style-name="gr2" draw:text-style-name="P1" draw:layer="layout" svg:width="9.8cm" svg:height="10.7cm" svg:x="8.2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3cm" svg:x="9cm" svg:y="10.2cm">
          <text:p text:style-name="P1">ips.p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1" draw:layer="layout" svg:width="3.8cm" svg:height="1.8cm" svg:x="8.8cm" svg:y="7.3cm">
          <text:p text:style-name="P1">GUI</text:p>
          <text:p text:style-name="P1"><text:span text:style-name="T1">GTK+ 3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cm" svg:height="0.7cm" svg:x="2.441cm" svg:y="9.5cm">
          <text:p text:style-name="P1"><text:span text:style-name="T2">nRF24L0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3.241cm" svg:y="8.7cm">
          <text:p/>
          <draw:enhanced-geometry svg:viewBox="0 0 21600 21600" draw:type="block-arc" draw:modifiers="175.742038795733 9261.51797425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2cm" svg:height="1.099cm" svg:x="3.041cm" svg:y="8.5cm">
          <text:p/>
          <draw:enhanced-geometry svg:viewBox="0 0 21600 21600" draw:type="block-arc" draw:modifiers="175.948416229834 9727.224090882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6cm" svg:height="1.299cm" svg:x="2.841cm" svg:y="8.3cm">
          <text:p/>
          <draw:enhanced-geometry svg:viewBox="0 0 21600 21600" draw:type="block-arc" draw:modifiers="175.948416229834 9727.224090882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" draw:layer="layout" svg:x1="3.641cm" svg:y1="9cm" svg:x2="3.641cm" svg:y2="9.5cm">
          <text:p/>
        </draw:line>
        <draw:custom-shape draw:style-name="gr8" draw:text-style-name="P3" draw:layer="layout" svg:width="3.5cm" svg:height="1.836cm" svg:x="1.9cm" svg:y="10.764cm">
          <text:p text:style-name="P1"><text:span text:style-name="T1">Arduino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4cm" svg:y1="11.7cm" svg:x2="9cm" svg:y2="11.7cm">
          <text:p/>
        </draw:line>
        <draw:line draw:style-name="gr1" draw:text-style-name="P1" draw:layer="layout" svg:x1="10.7cm" svg:y1="9.1cm" svg:x2="10.7cm" svg:y2="10.2cm">
          <text:p/>
        </draw:line>
        <draw:custom-shape draw:style-name="gr10" draw:text-style-name="P3" draw:layer="layout" svg:width="2.7cm" svg:height="1.8cm" svg:x="9.4cm" svg:y="14.6cm">
          <text:p text:style-name="P1"><text:span text:style-name="T1">multilat.c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.7cm" svg:y1="13.2cm" svg:x2="10.7cm" svg:y2="14.6cm">
          <text:p/>
        </draw:line>
        <draw:custom-shape draw:style-name="gr10" draw:text-style-name="P4" draw:layer="layout" svg:width="3.2cm" svg:height="3cm" svg:x="13.6cm" svg:y="10.2cm">
          <text:p text:style-name="P1"><text:span text:style-name="T4">Autopilot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4cm" svg:y1="11.7cm" svg:x2="13.6cm" svg:y2="11.7cm">
          <text:p/>
        </draw:line>
        <draw:custom-shape draw:style-name="gr6" draw:text-style-name="P1" draw:layer="layout" svg:width="0.8cm" svg:height="0.8cm" svg:x="8.5cm" svg:y="3.7cm">
          <text:p/>
          <draw:enhanced-geometry svg:viewBox="0 0 21600 21600" draw:type="block-arc" draw:modifiers="175.742038795733 9261.51797425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2cm" svg:height="1.099cm" svg:x="8.3cm" svg:y="3.5cm">
          <text:p/>
          <draw:enhanced-geometry svg:viewBox="0 0 21600 21600" draw:type="block-arc" draw:modifiers="175.948416229834 9727.224090882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6cm" svg:height="1.299cm" svg:x="8.1cm" svg:y="3.3cm">
          <text:p/>
          <draw:enhanced-geometry svg:viewBox="0 0 21600 21600" draw:type="block-arc" draw:modifiers="175.948416229834 9727.224090882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polygon draw:style-name="gr12" draw:text-style-name="P1" draw:layer="layout" svg:width="2.815cm" svg:height="6.253cm" draw:transform="rotate (-1.67761047701695) translate (9.01801396909936cm 11.2667093629491cm)" svg:viewBox="0 0 2816 6254" draw:points="0,6254 2816,6253 2045,0">
          <text:p/>
        </draw:polygon>
        <draw:line draw:style-name="gr13" draw:text-style-name="P1" draw:layer="layout" svg:x1="3.3cm" svg:y1="10.8cm" svg:x2="10.1cm" svg:y2="13.1cm">
          <text:p/>
        </draw:line>
        <draw:line draw:style-name="gr14" draw:text-style-name="P1" draw:layer="layout" svg:x1="6.3cm" svg:y1="10.5cm" svg:x2="8.5cm" svg:y2="13cm">
          <text:p/>
        </draw:line>
        <draw:line draw:style-name="gr14" draw:text-style-name="P1" draw:layer="layout" svg:x1="6.3cm" svg:y1="10.5cm" svg:x2="2.9cm" svg:y2="13.1cm">
          <text:p/>
        </draw:line>
        <draw:line draw:style-name="gr14" draw:text-style-name="P1" draw:layer="layout" svg:x1="6.2cm" svg:y1="10.5cm" svg:x2="3.3cm" svg:y2="10.6cm">
          <text:p/>
        </draw:line>
        <draw:custom-shape draw:style-name="gr15" draw:text-style-name="P1" draw:layer="layout" svg:width="0.28cm" svg:height="1.347cm" svg:x="14.709cm" svg:y="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6cm" svg:height="0.9cm" svg:x="5.5cm" svg:y="9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5cm" svg:height="5.1cm" svg:x="1.3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cm" svg:height="2.1cm" svg:x="7.7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7.7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4.2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4.7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4.7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5.2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5.7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5.7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6.2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6.7cm" svg:y="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cm" svg:height="2.1cm" svg:x="7.2cm" svg:y="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1cm" svg:x="7.2cm" svg:y="7.3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3.952cm" svg:y1="8.347cm" svg:x2="3.952cm" svg:y2="5.054cm">
          <text:p/>
        </draw:line>
        <draw:line draw:style-name="gr19" draw:text-style-name="P1" draw:layer="layout" svg:x1="3.926cm" svg:y1="8.27cm" svg:x2="8.421cm" svg:y2="8.27cm">
          <text:p/>
        </draw:line>
        <draw:line draw:style-name="gr20" draw:text-style-name="P1" draw:layer="layout" svg:x1="3.952cm" svg:y1="7.344cm" svg:x2="3.898cm" svg:y2="7.344cm">
          <text:p/>
        </draw:line>
        <draw:line draw:style-name="gr20" draw:text-style-name="P1" draw:layer="layout" svg:x1="3.952cm" svg:y1="6.128cm" svg:x2="3.898cm" svg:y2="6.128cm">
          <text:p/>
        </draw:line>
        <draw:frame draw:style-name="gr21" draw:text-style-name="P5" draw:layer="layout" svg:width="2.12cm" svg:height="1.178cm" svg:x="2.28cm" svg:y="7.022cm">
          <draw:text-box draw:corner-radius="0.7cm">
            <text:p><text:span text:style-name="T5">Infrarot 5V</text:span></text:p>
          </draw:text-box>
        </draw:frame>
        <draw:frame draw:style-name="gr22" draw:text-style-name="P5" draw:layer="layout" svg:width="2.7cm" svg:height="0.731cm" svg:x="1.7cm" svg:y="5.8cm">
          <draw:text-box draw:corner-radius="0.7cm">
            <text:p><text:span text:style-name="T5">Ultraschall 12V</text:span></text:p>
          </draw:text-box>
        </draw:frame>
        <draw:frame draw:style-name="gr23" draw:text-style-name="P6" draw:layer="layout" svg:width="0.589cm" svg:height="0.727cm" svg:x="3.211cm" svg:y="4.973cm">
          <draw:text-box draw:corner-radius="0.7cm">
            <text:p><text:span text:style-name="T6">U</text:span></text:p>
          </draw:text-box>
        </draw:frame>
        <draw:frame draw:style-name="gr23" draw:text-style-name="P6" draw:layer="layout" svg:width="0.589cm" svg:height="0.727cm" svg:x="7.911cm" svg:y="8.373cm">
          <draw:text-box>
            <text:p><text:span text:style-name="T6">t</text:span></text:p>
          </draw:text-box>
        </draw:frame>
        <draw:frame draw:style-name="gr22" draw:text-style-name="P7" draw:layer="layout" svg:width="5.6cm" svg:height="0.731cm" svg:x="3.6cm" svg:y="8.8cm">
          <draw:text-box draw:corner-radius="0.7cm">
            <text:p><text:span text:style-name="T7">Flugobjekt mit Gondelmodul</text:span></text:p>
          </draw:text-box>
        </draw:frame>
        <draw:line draw:style-name="gr19" draw:text-style-name="P1" draw:layer="layout" svg:x1="12.741cm" svg:y1="8.674cm" svg:x2="12.741cm" svg:y2="5.381cm">
          <text:p/>
        </draw:line>
        <draw:custom-shape draw:style-name="gr18" draw:text-style-name="P1" draw:layer="layout" svg:width="0.28cm" svg:height="1.347cm" svg:x="12.983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2.689cm" svg:y1="8.627cm" svg:x2="16.089cm" svg:y2="8.627cm">
          <text:p/>
        </draw:line>
        <draw:frame draw:style-name="gr23" draw:text-style-name="P6" draw:layer="layout" svg:width="0.589cm" svg:height="0.727cm" svg:x="12cm" svg:y="5.3cm">
          <draw:text-box draw:corner-radius="0.7cm">
            <text:p><text:span text:style-name="T6">U</text:span></text:p>
          </draw:text-box>
        </draw:frame>
        <draw:frame draw:style-name="gr24" draw:text-style-name="P6" draw:layer="layout" svg:width="0.589cm" svg:height="0.662cm" svg:x="15.089cm" svg:y="8.527cm">
          <draw:text-box draw:corner-radius="0.289cm">
            <text:p><text:span text:style-name="T6">t</text:span></text:p>
          </draw:text-box>
        </draw:frame>
        <draw:measure draw:style-name="gr25" draw:text-style-name="P1" draw:layer="measurelines" svg:x1="13.289cm" svg:y1="7.127cm" svg:x2="14.689cm" svg:y2="7.127cm">
          <text:p text:style-name="P1"><text:span text:style-name="T8">Δ</text:span><text:span text:style-name="T9">t</text:span></text:p>
        </draw:measure>
        <draw:frame draw:style-name="gr22" draw:text-style-name="P7" draw:layer="layout" svg:width="4.3cm" svg:height="0.731cm" svg:x="12.1cm" svg:y="8.873cm">
          <draw:text-box draw:corner-radius="0.7cm">
            <text:p><text:span text:style-name="T7">Bodenstationen </text:span></text:p>
          </draw:text-box>
        </draw:frame>
        <draw:frame draw:style-name="gr22" draw:text-style-name="P5" draw:layer="layout" svg:width="4.9cm" svg:height="0.887cm" svg:x="4.2cm" svg:y="5.1cm">
          <draw:text-box draw:corner-radius="0.7cm">
            <text:p><text:span text:style-name="T5">Sendesignal: mit 40kHz moduliert</text:span></text:p>
            <text:p><text:span text:style-name="T5">Dauer: 200</text:span><text:span text:style-name="T10">μs (8 Takte) alle 200ms</text:span></text:p>
          </draw:text-box>
        </draw:frame>
        <draw:custom-shape draw:style-name="gr26" draw:text-style-name="P1" draw:layer="layout" svg:width="1.3cm" svg:height="1.476cm" svg:x="5.65cm" svg:y="9.684cm">
          <text:p/>
          <draw:enhanced-geometry svg:viewBox="0 0 21600 21600" draw:mirror-vertical="true" draw:type="block-arc" draw:modifiers="175.742038795733 9261.51797425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1" draw:layer="layout" svg:width="1.95cm" svg:height="2.03cm" svg:x="5.325cm" svg:y="9.5cm">
          <text:p/>
          <draw:enhanced-geometry svg:viewBox="0 0 21600 21600" draw:mirror-vertical="true" draw:type="block-arc" draw:modifiers="175.948416229834 9727.224090882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1" draw:layer="layout" svg:width="2.6cm" svg:height="2.4cm" svg:x="5cm" svg:y="9.5cm">
          <text:p/>
          <draw:enhanced-geometry svg:viewBox="0 0 21600 21600" draw:mirror-vertical="true" draw:type="block-arc" draw:modifiers="171.268453196213 9985.6250603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8" draw:layer="layout" svg:width="2.4cm" svg:height="1.2cm" svg:x="10.1cm" svg:y="12.8cm">
          <text:p text:style-name="P1"><text:span text:style-name="T11">Basisstation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3cm" svg:y1="13.3cm" svg:x2="10.1cm" svg:y2="13.8cm">
          <text:p/>
        </draw:line>
        <draw:line draw:style-name="gr13" draw:text-style-name="P1" draw:layer="layout" svg:x1="8.9cm" svg:y1="13.3cm" svg:x2="10.1cm" svg:y2="13.4cm">
          <text:p/>
        </draw:line>
        <draw:connector draw:style-name="gr28" draw:text-style-name="P1" draw:layer="layout" draw:type="curve" svg:x1="12.522cm" svg:y1="13.37cm" svg:x2="14.7cm" svg:y2="12.45cm" draw:end-shape="id1" svg:d="m12522 13370c1258 0 170-920 2178-920">
          <text:p/>
        </draw:connector>
        <draw:custom-shape draw:style-name="gr29" draw:text-style-name="P1" xml:id="id1" draw:id="id1" draw:layer="layout" svg:width="1.5cm" svg:height="3.5cm" svg:x="14.7cm" svg:y="10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3cm" svg:height="0.2cm" svg:x="14.8cm" svg:y="1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cm" svg:height="0.1cm" svg:x="15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3cm" svg:height="0.2cm" svg:x="14.8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9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4cm" svg:height="0.2cm" svg:x="5.8cm" svg:y="10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6.4cm" svg:y="10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0.8cm" svg:x="2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8cm" svg:height="0.8cm" svg:x="2.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8cm" svg:height="0.8cm" svg:x="8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8cm" svg:height="0.8cm" svg:x="11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4cm" svg:height="0.6cm" svg:x="2.7cm" svg:y="10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0.6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0.6cm" svg:x="8.6cm" svg:y="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4cm" svg:height="0.6cm" svg:x="11.6cm" svg:y="8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2" draw:text-style-name="P1" xml:id="id2" draw:id="id2" draw:layer="layout" svg:width="9cm" svg:height="2.9cm" svg:x="5cm" svg:y="8.1cm">
          <text:p text:style-name="P1">wrapp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3" draw:id="id3" draw:layer="layout" svg:width="4.7cm" svg:height="2.1cm" svg:x="8cm" svg:y="12.9cm">
          <text:p text:style-name="P1">rechn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draw:layer="layout" svg:width="2.5cm" svg:height="3.4cm" svg:x="5cm" svg:y="4.7cm">
          <text:p text:style-name="P1">Ips.p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2" draw:text-style-name="P1" xml:id="id4" draw:id="id4" draw:layer="layout" svg:width="4.5cm" svg:height="2.1cm" svg:x="9cm" svg:y="16.9cm">
          <text:p text:style-name="P1">armijo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5" draw:id="id5" draw:layer="layout" svg:width="3.5cm" svg:height="1.6cm" svg:x="10cm" svg:y="21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6" draw:id="id6" draw:layer="layout" svg:width="3.2cm" svg:height="1.6cm" svg:x="14cm" svg:y="21cm">
          <text:p text:style-name="P1">Grad 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" draw:layer="layout" draw:type="curve" svg:x1="9.5cm" svg:y1="11cm" svg:x2="10.35cm" svg:y2="12.9cm" draw:start-shape="id2" draw:start-glue-point="6" draw:end-shape="id3" draw:end-glue-point="4" svg:d="m9500 11000c0 1426 850 477 850 1900">
          <text:p/>
        </draw:connector>
        <draw:connector draw:style-name="gr19" draw:text-style-name="P1" draw:layer="layout" draw:type="curve" svg:x1="10.35cm" svg:y1="15cm" svg:x2="11.25cm" svg:y2="16.9cm" draw:start-shape="id3" draw:start-glue-point="6" draw:end-shape="id4" draw:end-glue-point="4" svg:d="m10350 15000c0 1426 900 477 900 1900">
          <text:p/>
        </draw:connector>
        <draw:connector draw:style-name="gr19" draw:text-style-name="P1" draw:layer="layout" draw:type="curve" svg:x1="11.25cm" svg:y1="19cm" svg:x2="11.75cm" svg:y2="21cm" draw:start-shape="id4" draw:start-glue-point="6" draw:end-shape="id5" draw:end-glue-point="4" svg:d="m11250 19000c0 1501 500 502 500 2000">
          <text:p/>
        </draw:connector>
        <draw:connector draw:style-name="gr19" draw:text-style-name="P1" draw:layer="layout" draw:type="curve" svg:x1="11.25cm" svg:y1="19cm" svg:x2="15.6cm" svg:y2="21cm" draw:start-shape="id4" draw:start-glue-point="6" draw:end-shape="id6" draw:end-glue-point="4" svg:d="m11250 19000c0 1501 4350 502 4350 2000">
          <text:p/>
        </draw:connector>
      </draw:page>
      <draw:page draw:name="page4" draw:style-name="dp1" draw:master-page-name="Default">
        <draw:custom-shape draw:style-name="gr34" draw:text-style-name="P9" xml:id="id9" draw:id="id9" draw:layer="layout" svg:width="4cm" svg:height="2.4cm" svg:x="9cm" svg:y="17.1cm">
          <text:p text:style-name="P1"><text:span text:style-name="T12">Ips.py</text:span></text:p>
          <text:p text:style-name="P1"><text:span text:style-name="T13">Main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9" xml:id="id7" draw:id="id7" draw:layer="layout" svg:width="4.7cm" svg:height="2.4cm" svg:x="1.1cm" svg:y="17.1cm">
          <text:p text:style-name="P1"><text:span text:style-name="T12">Arduino.py</text:span></text:p>
          <text:p text:style-name="P1"><text:span text:style-name="T11">Speichert die gemessenen </text:span></text:p>
          <text:p text:style-name="P1"><text:span text:style-name="T11">Distanzen der Stationen </text:span></text:p>
          <text:p text:style-name="P1"><text:span text:style-name="T11">in einem globalen 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9" xml:id="id11" draw:id="id11" draw:layer="layout" svg:width="4cm" svg:height="2.4cm" svg:x="9cm" svg:y="24.1cm">
          <text:p text:style-name="P1"><text:span text:style-name="T12">Team.py</text:span></text:p>
          <text:p text:style-name="P1"><text:span text:style-name="T13">Auswertung der IPS Daten</text:span></text:p>
          <text:p text:style-name="P1"><text:span text:style-name="T13">Anweisungen an den </text:span></text:p>
          <text:p text:style-name="P1"><text:span text:style-name="T13">Zeppelin über Ardui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9" xml:id="id8" draw:id="id8" draw:layer="layout" svg:width="4cm" svg:height="2.4cm" svg:x="9cm" svg:y="20.2cm">
          <text:p text:style-name="P1"><text:span text:style-name="T12">Eventhandler.py</text:span></text:p>
          <text:p text:style-name="P1"><text:span text:style-name="T13">Reagiert auf </text:span></text:p>
          <text:p text:style-name="P1"><text:span text:style-name="T13">Benutzereingaben im G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9" xml:id="id12" draw:id="id12" draw:layer="layout" svg:width="3cm" svg:height="2.4cm" svg:x="14.4cm" svg:y="17.1cm">
          <text:p text:style-name="P1"><text:span text:style-name="T12">Gui.py</text:span></text:p>
          <text:p text:style-name="P1"><text:span text:style-name="T13">Gtk.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9" draw:layer="layout" svg:width="4.5cm" svg:height="2.4cm" svg:x="13.7cm" svg:y="13.6cm">
          <text:p text:style-name="P1"><text:span text:style-name="T12">Daedalus.glade</text:span></text:p>
          <text:p text:style-name="P1"><text:span text:style-name="T13">Beschreibung der graphischen </text:span></text:p>
          <text:p text:style-name="P1"><text:span text:style-name="T13">Benutzeroberfläch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xml:id="id10" draw:id="id10" draw:layer="layout" svg:width="2.4cm" svg:height="1.2cm" svg:x="9.8cm" svg:y="14.3cm">
          <text:p text:style-name="P1"><text:span text:style-name="T12">Multila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9" draw:layer="layout" svg:width="2.6cm" svg:height="1.2cm" svg:x="2.1cm" svg:y="14.7cm">
          <text:p text:style-name="P1"><text:span text:style-name="T12">Basis.in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9" draw:layer="layout" svg:width="4.3cm" svg:height="1.2cm" svg:x="1.2cm" svg:y="12cm">
          <text:p text:style-name="P1"><text:span text:style-name="T12">Empfänger.in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2" draw:text-style-name="P9" draw:layer="layout" svg:width="4.3cm" svg:height="2.1cm" svg:x="1.2cm" svg:y="9.9cm">
          <text:p text:style-name="P1"><text:span text:style-name="T12">US/IR Signale: </text:span><text:span text:style-name="T14">Δ</text:span><text:span text:style-name="T15">t</text:span></text:p>
          <draw:enhanced-geometry svg:viewBox="0 0 21600 21600" draw:text-areas="0 0 21600 ?f0" draw:type="down-arrow-callout" draw:modifiers="14518.0327868852 5684.21052631579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36" draw:text-style-name="P1" draw:layer="layout" svg:x1="3.4cm" svg:y1="13.2cm" svg:x2="3.4cm" svg:y2="14.7cm">
          <text:p/>
        </draw:line>
        <draw:frame draw:style-name="gr37" draw:text-style-name="P10" draw:layer="layout" svg:width="3.8cm" svg:height="2.7cm" svg:x="3.5cm" svg:y="13.1cm">
          <draw:text-box>
            <text:p><text:span text:style-name="T16">Funkübertragung:</text:span></text:p>
            <text:p><text:span text:style-name="T16">Byte data[12]</text:span></text:p>
            <text:p><text:span text:style-name="T16">[dest, DeviceID, type, MsgID </text:span></text:p>
            <text:p><text:span text:style-name="T16">data(7)]</text:span></text:p>
          </draw:text-box>
        </draw:frame>
        <draw:line draw:style-name="gr38" draw:text-style-name="P1" draw:layer="layout" svg:x1="3.4cm" svg:y1="15.9cm" svg:x2="3.4cm" svg:y2="17.1cm">
          <text:p/>
        </draw:line>
        <draw:frame draw:style-name="gr39" draw:text-style-name="P11" draw:layer="layout" svg:width="2.9cm" svg:height="1.5cm" svg:x="3.5cm" svg:y="15.8cm">
          <draw:text-box>
            <text:p><text:span text:style-name="T13">Übertragung von Zeitmessung mit Serial.print</text:span></text:p>
          </draw:text-box>
        </draw:frame>
        <draw:frame draw:style-name="gr40" draw:text-style-name="P11" draw:layer="layout" svg:width="3.7cm" svg:height="0.963cm" svg:x="5.6cm" svg:y="17.637cm">
          <draw:text-box>
            <text:p><text:span text:style-name="T13">self.main.clib_multilat</text:span></text:p>
          </draw:text-box>
        </draw:frame>
        <draw:frame draw:style-name="gr40" draw:text-style-name="P11" draw:layer="layout" svg:width="5.6cm" svg:height="0.963cm" svg:x="3.9cm" svg:y="20.7cm">
          <draw:text-box>
            <text:p><text:span text:style-name="T13">self.main.eventhandler.onnewPos</text:span></text:p>
          </draw:text-box>
        </draw:frame>
        <draw:frame draw:style-name="gr41" draw:text-style-name="P11" draw:layer="layout" svg:width="3.7cm" svg:height="1cm" svg:x="8.4cm" svg:y="16.1cm">
          <draw:text-box>
            <text:p><text:span text:style-name="T13">multilat.wrapper</text:span></text:p>
          </draw:text-box>
        </draw:frame>
        <draw:connector draw:style-name="gr42" draw:text-style-name="P1" draw:layer="layout" svg:x1="3.45cm" svg:y1="19.5cm" svg:x2="9cm" svg:y2="21.4cm" draw:start-shape="id7" draw:start-glue-point="6" draw:end-shape="id8" draw:end-glue-point="5" svg:d="m3450 19500v1900h5550">
          <text:p/>
        </draw:connector>
        <draw:connector draw:style-name="gr42" draw:text-style-name="P1" draw:layer="layout" svg:x1="5.8cm" svg:y1="18.3cm" svg:x2="9cm" svg:y2="18.3cm" draw:start-shape="id7" draw:start-glue-point="7" draw:end-shape="id9" draw:end-glue-point="5" svg:d="m5800 18300h3200">
          <text:p/>
        </draw:connector>
        <draw:connector draw:style-name="gr42" draw:text-style-name="P1" draw:layer="layout" svg:x1="11cm" svg:y1="17.1cm" svg:x2="11cm" svg:y2="15.5cm" draw:start-shape="id9" draw:start-glue-point="4" draw:end-shape="id10" svg:d="m11000 17100v-1600">
          <text:p/>
        </draw:connector>
        <draw:connector draw:style-name="gr42" draw:text-style-name="P1" draw:layer="layout" svg:x1="11cm" svg:y1="22.6cm" svg:x2="11cm" svg:y2="24.1cm" draw:start-shape="id8" draw:start-glue-point="6" draw:end-shape="id11" draw:end-glue-point="4" svg:d="m11000 22600v1500">
          <text:p/>
        </draw:connector>
        <draw:frame draw:style-name="gr40" draw:text-style-name="P11" draw:layer="layout" svg:width="6.3cm" svg:height="0.963cm" svg:x="6.007cm" svg:y="22.737cm">
          <draw:text-box>
            <text:p><text:span text:style-name="T13">self.main.team.onButtonPressed</text:span></text:p>
          </draw:text-box>
        </draw:frame>
        <draw:connector draw:style-name="gr42" draw:text-style-name="P1" draw:layer="layout" svg:x1="13cm" svg:y1="18.3cm" svg:x2="14.4cm" svg:y2="18.3cm" draw:start-shape="id9" draw:start-glue-point="7" draw:end-shape="id12" draw:end-glue-point="5" svg:d="m13000 18300h1400">
          <text:p/>
        </draw:connector>
        <draw:line draw:style-name="gr43" draw:text-style-name="P1" draw:layer="layout" svg:x1="15.9cm" svg:y1="16cm" svg:x2="15.9cm" svg:y2="17.1cm">
          <text:p/>
        </draw:line>
        <draw:line draw:style-name="gr44" draw:text-style-name="P1" draw:layer="layout" svg:x1="9cm" svg:y1="25.3cm" svg:x2="2.5cm" svg:y2="25.3cm">
          <text:p/>
        </draw:line>
        <draw:line draw:style-name="gr42" draw:text-style-name="P1" draw:layer="layout" svg:x1="2.5cm" svg:y1="25.3cm" svg:x2="2.5cm" svg:y2="19.5cm">
          <text:p/>
        </draw:line>
        <draw:frame draw:style-name="gr40" draw:text-style-name="P11" draw:layer="layout" svg:width="4.3cm" svg:height="0.963cm" svg:x="6.063cm" svg:y="24.7cm">
          <draw:text-box>
            <text:p><text:span text:style-name="T13">self.main.arduino</text:span></text:p>
          </draw:text-box>
        </draw:frame>
        <draw:connector draw:style-name="gr42" draw:text-style-name="P1" draw:layer="layout" svg:x1="13cm" svg:y1="21.4cm" svg:x2="15.9cm" svg:y2="19.5cm" draw:start-shape="id8" draw:start-glue-point="7" draw:end-shape="id12" draw:end-glue-point="6" svg:d="m13000 21400h2900v-1900">
          <text:p/>
        </draw:connector>
        <draw:line draw:style-name="gr44" draw:text-style-name="P1" draw:layer="layout" svg:x1="13cm" svg:y1="25.3cm" svg:x2="16.6cm" svg:y2="25.3cm">
          <text:p/>
        </draw:line>
        <draw:line draw:style-name="gr42" draw:text-style-name="P1" draw:layer="layout" svg:x1="16.6cm" svg:y1="25.3cm" svg:x2="16.6cm" svg:y2="19.5cm">
          <text:p/>
        </draw:line>
        <draw:frame draw:style-name="gr45" draw:text-style-name="P11" draw:layer="layout" svg:width="2.5cm" svg:height="0.663cm" svg:x="13.1cm" svg:y="21.337cm">
          <draw:text-box>
            <text:p><text:span text:style-name="T13">self.main.gui</text:span></text:p>
          </draw:text-box>
        </draw:frame>
        <draw:frame draw:style-name="gr45" draw:text-style-name="P11" draw:layer="layout" svg:width="2.5cm" svg:height="0.663cm" svg:x="13.1cm" svg:y="24.7cm">
          <draw:text-box>
            <text:p><text:span text:style-name="T13">self.main.gui</text:span></text:p>
          </draw:text-box>
        </draw:frame>
        <draw:line draw:style-name="gr44" draw:text-style-name="P1" draw:layer="layout" svg:x1="11cm" svg:y1="19.5cm" svg:x2="11cm" svg:y2="20.2cm">
          <text:p/>
        </draw:line>
      </draw:page>
      <draw:page draw:name="page5" draw:style-name="dp1" draw:master-page-name="Default">
        <draw:custom-shape draw:style-name="gr46" draw:text-style-name="P9" xml:id="id15" draw:id="id15" draw:layer="layout" svg:width="3.2cm" svg:height="1.4cm" svg:x="6.6cm" svg:y="14.6cm">
          <text:p text:style-name="P1"><text:span text:style-name="T11">Ips.py</text:span></text:p>
          <text:p text:style-name="P1"><text:span text:style-name="T16">Main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6" draw:text-style-name="P9" xml:id="id13" draw:id="id13" draw:layer="layout" svg:width="3.2cm" svg:height="1.4cm" svg:x="2.3cm" svg:y="14.6cm">
          <text:p text:style-name="P1"><text:span text:style-name="T11">Arduino.py</text:span></text:p>
          <text:p text:style-name="P1"><text:span text:style-name="T16">Speichert die gemessenen </text:span></text:p>
          <text:p text:style-name="P1"><text:span text:style-name="T16">Distanzen der Stationen </text:span></text:p>
          <text:p text:style-name="P1"><text:span text:style-name="T16">in einem globalen 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9" xml:id="id17" draw:id="id17" draw:layer="layout" svg:width="3.2cm" svg:height="1.4cm" svg:x="6.6cm" svg:y="18.7cm">
          <text:p text:style-name="P1"><text:span text:style-name="T11">Team.py</text:span></text:p>
          <text:p text:style-name="P1"><text:span text:style-name="T16">Auswertung der IPS Daten</text:span></text:p>
          <text:p text:style-name="P1"><text:span text:style-name="T16">Anweisungen an den </text:span></text:p>
          <text:p text:style-name="P1"><text:span text:style-name="T16">Zeppelin über Ardui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9" xml:id="id14" draw:id="id14" draw:layer="layout" svg:width="3.2cm" svg:height="1.4cm" svg:x="6.6cm" svg:y="16.6cm">
          <text:p text:style-name="P1"><text:span text:style-name="T11">Eventhandler.py</text:span></text:p>
          <text:p text:style-name="P1"><text:span text:style-name="T16">Reagiert auf </text:span></text:p>
          <text:p text:style-name="P1"><text:span text:style-name="T16">Benutzereingaben im G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9" xml:id="id18" draw:id="id18" draw:layer="layout" svg:width="3.2cm" svg:height="1.4cm" svg:x="10.9cm" svg:y="14.6cm">
          <text:p text:style-name="P1"><text:span text:style-name="T11">Gui.py</text:span></text:p>
          <text:p text:style-name="P1"><text:span text:style-name="T16">Gtk.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9" draw:layer="layout" svg:width="3.5cm" svg:height="1.2cm" svg:x="10.7cm" svg:y="12.5cm">
          <text:p text:style-name="P1"><text:span text:style-name="T11">Daedalus.glade</text:span></text:p>
          <text:p text:style-name="P1"><text:span text:style-name="T16">Beschreibung der graphischen </text:span></text:p>
          <text:p text:style-name="P1"><text:span text:style-name="T16">Benutzeroberfläch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8" xml:id="id16" draw:id="id16" draw:layer="layout" svg:width="2.4cm" svg:height="1cm" svg:x="7cm" svg:y="12.7cm">
          <text:p text:style-name="P1"><text:span text:style-name="T11">Multilat.c</text:span></text:p>
          <text:p text:style-name="P1"><text:span text:style-name="T16">Speichert Positionen</text:span></text:p>
          <text:p text:style-name="P1"><text:span text:style-name="T16">in globalem 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8" draw:layer="layout" svg:width="1.8cm" svg:height="0.6cm" svg:x="3cm" svg:y="13cm">
          <text:p text:style-name="P1"><text:span text:style-name="T11">Basis.in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9" draw:text-style-name="P8" draw:layer="layout" svg:width="2.9cm" svg:height="0.6cm" svg:x="2.435cm" svg:y="11.2cm">
          <text:p text:style-name="P1"><text:span text:style-name="T11">Empfänger.in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8" draw:layer="layout" svg:width="2.826cm" svg:height="0.779cm" svg:x="2.5cm" svg:y="10.421cm">
          <text:p text:style-name="P1"><text:span text:style-name="T11">US/IR Signale: </text:span><text:span text:style-name="T17">Δ</text:span><text:span text:style-name="T18">t</text:span></text:p>
          <draw:enhanced-geometry svg:viewBox="0 0 21600 21600" draw:text-areas="0 0 21600 ?f0" draw:type="down-arrow-callout" draw:modifiers="14815.538290788 9424.31473718155 17428.6348501665 9424.314737181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51" draw:text-style-name="P1" draw:layer="layout" svg:x1="3.9cm" svg:y1="11.8cm" svg:x2="3.9cm" svg:y2="13cm">
          <text:p/>
        </draw:line>
        <draw:frame draw:style-name="gr37" draw:text-style-name="P10" draw:layer="layout" svg:width="3.8cm" svg:height="2.7cm" svg:x="3.9cm" svg:y="11.7cm">
          <draw:text-box>
            <text:p><text:span text:style-name="T16">Funkübertragung:</text:span></text:p>
            <text:p><text:span text:style-name="T16">Byte data[12]</text:span></text:p>
            <text:p><text:span text:style-name="T16">[dest, DeviceID, type, MsgID </text:span></text:p>
            <text:p><text:span text:style-name="T16">data(7)]</text:span></text:p>
          </draw:text-box>
        </draw:frame>
        <draw:line draw:style-name="gr52" draw:text-style-name="P1" draw:layer="layout" svg:x1="3.9cm" svg:y1="13.6cm" svg:x2="3.9cm" svg:y2="14.6cm">
          <text:p/>
        </draw:line>
        <draw:frame draw:style-name="gr53" draw:text-style-name="P10" draw:layer="layout" svg:width="2.6cm" svg:height="1.076cm" svg:x="3.9cm" svg:y="13.6cm">
          <draw:text-box>
            <text:p text:style-name="P10"><text:span text:style-name="T16">Übertragung von Zeitmessung mit Serial.print</text:span></text:p>
          </draw:text-box>
        </draw:frame>
        <draw:frame draw:style-name="gr54" draw:text-style-name="P10" draw:layer="layout" svg:width="3cm" svg:height="0.801cm" svg:x="3.4cm" svg:y="17.237cm">
          <draw:text-box>
            <text:p text:style-name="P10"><text:span text:style-name="T16">Ereignis “neue Position”</text:span></text:p>
          </draw:text-box>
        </draw:frame>
        <draw:frame draw:style-name="gr55" draw:text-style-name="P10" draw:layer="layout" svg:width="1.3cm" svg:height="0.6cm" svg:x="6.9cm" svg:y="13.9cm">
          <draw:text-box>
            <text:p text:style-name="P10">Daten</text:p>
          </draw:text-box>
        </draw:frame>
        <draw:connector draw:style-name="gr56" draw:text-style-name="P1" draw:layer="layout" svg:x1="3.9cm" svg:y1="16cm" svg:x2="6.6cm" svg:y2="17.3cm" draw:start-shape="id13" draw:start-glue-point="6" draw:end-shape="id14" draw:end-glue-point="5" svg:d="m3900 16000v1300h2700">
          <text:p/>
        </draw:connector>
        <draw:connector draw:style-name="gr56" draw:text-style-name="P1" draw:layer="layout" svg:x1="5.5cm" svg:y1="15.3cm" svg:x2="6.6cm" svg:y2="15.3cm" draw:start-shape="id13" draw:start-glue-point="7" draw:end-shape="id15" draw:end-glue-point="5" svg:d="m5500 15300h1100">
          <text:p/>
        </draw:connector>
        <draw:connector draw:style-name="gr56" draw:text-style-name="P1" draw:layer="layout" svg:x1="8.2cm" svg:y1="14.6cm" svg:x2="8.2cm" svg:y2="13.7cm" draw:start-shape="id15" draw:start-glue-point="4" draw:end-shape="id16" svg:d="m8200 14600v-900">
          <text:p/>
        </draw:connector>
        <draw:connector draw:style-name="gr56" draw:text-style-name="P1" draw:layer="layout" svg:x1="8.2cm" svg:y1="18cm" svg:x2="8.2cm" svg:y2="18.7cm" draw:start-shape="id14" draw:start-glue-point="6" draw:end-shape="id17" draw:end-glue-point="4" svg:d="m8200 18000v700">
          <text:p/>
        </draw:connector>
        <draw:frame draw:style-name="gr57" draw:text-style-name="P10" draw:layer="layout" svg:width="3.2cm" svg:height="0.801cm" svg:x="8.2cm" svg:y="17.999cm">
          <draw:text-box>
            <text:p text:style-name="P10"><text:span text:style-name="T16">Befehle an Steuersoftware</text:span></text:p>
          </draw:text-box>
        </draw:frame>
        <draw:connector draw:style-name="gr56" draw:text-style-name="P1" draw:layer="layout" svg:x1="9.8cm" svg:y1="15.3cm" svg:x2="10.9cm" svg:y2="15.3cm" draw:start-shape="id15" draw:start-glue-point="7" draw:end-shape="id18" draw:end-glue-point="5" svg:d="m9800 15300h1100">
          <text:p/>
        </draw:connector>
        <draw:line draw:style-name="gr58" draw:text-style-name="P1" draw:layer="layout" svg:x1="12.5cm" svg:y1="13.7cm" svg:x2="12.5cm" svg:y2="14.6cm">
          <text:p/>
        </draw:line>
        <draw:line draw:style-name="gr59" draw:text-style-name="P1" draw:layer="layout" svg:x1="6.6cm" svg:y1="19.4cm" svg:x2="3.3cm" svg:y2="19.4cm">
          <text:p/>
        </draw:line>
        <draw:line draw:style-name="gr56" draw:text-style-name="P1" draw:layer="layout" svg:x1="3.3cm" svg:y1="19.4cm" svg:x2="3.3cm" svg:y2="16cm">
          <text:p/>
        </draw:line>
        <draw:frame draw:style-name="gr60" draw:text-style-name="P10" draw:layer="layout" svg:width="3.2cm" svg:height="0.526cm" svg:x="4.6cm" svg:y="19cm">
          <draw:text-box>
            <text:p text:style-name="P10"><text:span text:style-name="T16">Steuerbefehle</text:span></text:p>
          </draw:text-box>
        </draw:frame>
        <draw:line draw:style-name="gr59" draw:text-style-name="P1" draw:layer="layout" svg:x1="8.2cm" svg:y1="16cm" svg:x2="8.2cm" svg:y2="16.6cm">
          <text:p/>
        </draw:line>
        <draw:frame draw:style-name="gr45" draw:text-style-name="P10" draw:layer="layout" svg:width="1.2cm" svg:height="0.663cm" svg:x="5.5cm" svg:y="14.737cm">
          <draw:text-box>
            <text:p text:style-name="P10">Daten</text:p>
          </draw:text-box>
        </draw:frame>
        <draw:frame draw:style-name="gr55" draw:text-style-name="P10" draw:layer="layout" svg:width="1.4cm" svg:height="0.6cm" svg:x="9.7cm" svg:y="14.7cm">
          <draw:text-box>
            <text:p text:style-name="P10"><text:span text:style-name="T16">initiiert</text:span></text:p>
          </draw:text-box>
        </draw:frame>
        <draw:line draw:style-name="gr61" draw:text-style-name="P1" draw:layer="layout" svg:x1="4.4cm" svg:y1="16.9cm" svg:x2="4.4cm" svg:y2="16cm">
          <text:p/>
        </draw:line>
        <draw:line draw:style-name="gr62" draw:text-style-name="P1" draw:layer="layout" svg:x1="6.6cm" svg:y1="16.9cm" svg:x2="4.4cm" svg:y2="16.9cm">
          <text:p/>
        </draw:line>
        <draw:frame draw:style-name="gr60" draw:text-style-name="P10" draw:layer="layout" svg:width="2.8cm" svg:height="0.801cm" svg:x="4.3cm" svg:y="16.5cm">
          <draw:text-box>
            <text:p text:style-name="P10"><text:span text:style-name="T16">Manuelle Steuerbefeh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90_20_Degrees" draw:display-name="Black 90 Degrees" draw:style="single" draw:color="#000000" draw:distance="0.102cm" draw:rotation="900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en </meta:initial-creator>
    <meta:creation-date>2014-03-07T14:54:04</meta:creation-date>
    <dc:date>2014-03-31T17:12:11</dc:date>
    <dc:creator>Eden </dc:creator>
    <meta:editing-duration>PT1M43S</meta:editing-duration>
    <meta:editing-cycles>8</meta:editing-cycles>
    <meta:generator>LibreOffice/3.6$Linux_X86_64 LibreOffice_project/360m1$Build-2</meta:generator>
    <meta:document-statistic meta:object-count="157"/>
  </office:meta>
</office:document-meta>
</file>